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555" officeooo:paragraph-rsid="000e47a2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d5485" officeooo:paragraph-rsid="000e47a2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officeooo:rsid="00089856" officeooo:paragraph-rsid="000e47a2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6pt" officeooo:rsid="000feda0" officeooo:paragraph-rsid="000feda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89856" officeooo:paragraph-rsid="000e47a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089856" officeooo:paragraph-rsid="000e47a2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89856" officeooo:paragraph-rsid="000e47a2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0d5485" officeooo:paragraph-rsid="000e47a2" style:font-size-asian="12pt" style:font-size-complex="12pt"/>
    </style:style>
    <style:style style:name="P9" style:family="paragraph" style:parent-style-name="Standard">
      <style:text-properties fo:font-size="12pt" officeooo:rsid="000bf555" officeooo:paragraph-rsid="000bf555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bf555" officeooo:paragraph-rsid="000e47a2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47a2"/>
    </style:style>
    <style:style style:name="T4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<text:span text:style-name="T3">técnico de la arquitectura de la IA</text:span></text:p>
      <text:p text:style-name="P5">IKI</text:p>
      <text:p text:style-name="P6"/>
      <text:p text:style-name="P4">El juego contendrá</text:p>
      <text:p text:style-name="P7"/>
      <text:p text:style-name="P1"><text:tab/>Máquinas de Estados, Lógica difusa, Pathplanning, Steering behaviours, <text:span text:style-name="T4">Blackboard.</text:span></text:p>
      <text:p text:style-name="P7"/>
      <text:p text:style-name="P4">En qué partes del juego se ve esto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4M28S</meta:editing-duration>
    <meta:editing-cycles>5</meta:editing-cycles>
    <meta:generator>LibreOffice/5.2.3.3$Windows_x86 LibreOffice_project/d54a8868f08a7b39642414cf2c8ef2f228f780cf</meta:generator>
    <dc:date>2016-12-23T15:02:31.601000000</dc:date>
    <meta:document-statistic meta:table-count="0" meta:image-count="0" meta:object-count="0" meta:page-count="1" meta:paragraph-count="5" meta:word-count="29" meta:character-count="183" meta:non-whitespace-character-count="158"/>
    <meta:user-defined meta:name="Info 1"/>
    <meta:user-defined meta:name="Info 2"/>
    <meta:user-defined meta:name="Info 3"/>
    <meta:user-defined meta:name="Info 4"/>
  </office:meta>
</office:document-meta>
</file>